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office:version="1.2">
  <office:scripts/>
  <office:automatic-styles>
    <style:style style:name="dp1" style:family="drawing-page"/>
    <style:style style:name="gr1" style:family="graphic" style:parent-style-name="standard">
      <style:graphic-properties draw:fill="solid" draw:fill-color="#ccffff" draw:textarea-horizontal-align="center" draw:textarea-vertical-align="middle"/>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solid" draw:fill-color="#f2f2ff" draw:textarea-horizontal-align="justify" draw:textarea-vertical-align="middle" draw:auto-grow-height="false" fo:min-height="0cm" fo:min-width="0cm"/>
    </style:style>
    <style:style style:name="gr6" style:family="graphic" style:parent-style-name="standard">
      <style:graphic-properties draw:fill="solid" draw:fill-color="#ffffcc" draw:textarea-horizontal-align="left" draw:textarea-vertical-align="top" draw:auto-grow-height="false" fo:min-height="0cm" fo:min-width="0cm" fo:padding-left="0.127cm" fo:padding-right="0.127cm" draw:shadow="hidden"/>
    </style:style>
    <style:style style:name="gr7" style:family="graphic" style:parent-style-name="standard">
      <style:graphic-properties draw:fill="solid" draw:fill-color="#ffff99" draw:textarea-horizontal-align="center" draw:textarea-vertical-align="middle"/>
    </style:style>
    <style:style style:name="gr8" style:family="graphic" style:parent-style-name="standard">
      <style:graphic-properties draw:fill="solid" draw:fill-color="#f2f2ff" draw:textarea-horizontal-align="justify" draw:textarea-vertical-align="middle" draw:auto-grow-height="false" fo:min-height="0cm" fo:min-width="0cm" fo:padding-left="0.508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size="1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size="10pt"/>
    </style:style>
    <style:style style:name="T1" style:family="text">
      <style:text-properties fo:font-size="10pt"/>
    </style:style>
    <style:style style:name="T2" style:family="text">
      <style:text-properties fo:font-size="5pt"/>
    </style:style>
    <style:style style:name="T3" style:family="text">
      <style:text-properties fo:color="#8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5.929cm" svg:height="2.491cm" svg:x="0.964cm" svg:y="3.813cm">
          <text:p text:style-name="P1">VO frontend</text:p>
        </draw:rect>
        <draw:custom-shape draw:style-name="gr2" draw:text-style-name="P1" draw:layer="layout" svg:width="9.606cm" svg:height="2.324cm" svg:x="8.12cm" svg:y="0.899cm">
          <text:p text:style-name="P1">Collec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4.168cm" svg:y1="3.712cm" svg:x2="8.024cm" svg:y2="2.064cm">
          <text:p/>
        </draw:line>
        <draw:frame draw:style-name="gr4" draw:layer="layout" svg:width="4.862cm" svg:height="1.825cm" svg:x="1.577cm" svg:y="1.223cm">
          <draw:text-box>
            <text:p text:style-name="P3">Publish needed</text:p>
            <text:p text:style-name="P3">glideins rates</text:p>
          </draw:text-box>
        </draw:frame>
        <draw:custom-shape draw:style-name="gr5" draw:text-style-name="P4" draw:layer="layout" svg:width="8.796cm" svg:height="2.891cm" svg:x="1.225cm" svg:y="12.581cm">
          <text:p text:style-name="P1"><text:span text:style-name="T1">Costumize the submitted glideins.</text:span><text:span text:style-name="T2"><text:line-break/></text:span><text:span text:style-name="T2"/></text:p>
          <text:p text:style-name="P1"><text:span text:style-name="T1">GlideParamXXX should match the names </text:span><text:span text:style-name="T1"><text:line-break/></text:span><text:span text:style-name="T1">published by the factory</text:span></text:p>
          <draw:enhanced-geometry svg:viewBox="0 0 21600 21600" draw:text-areas="3000 3320 17110 17330" draw:type="cloud-callout" draw:modifiers="26908.5370012504 -4279.6680497925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4.648cm" svg:height="1.02cm" svg:x="18.465cm" svg:y="2.084cm">
          <text:p text:style-name="P1"><text:span text:style-name="T1">Due to Condor limitations,</text:span></text:p>
          <text:p text:style-name="P1"><text:span text:style-name="T1">define also GlideinMyType</text:span></text:p>
          <draw:enhanced-geometry svg:viewBox="0 0 21600 21600" draw:type="line-callout-2" draw:modifiers="12651.4949451495 73537.3163565132 15095.3753495375 73537.3163565132 17836.610023661 20965.328109696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olygon draw:style-name="gr6" draw:text-style-name="P5" draw:layer="layout" svg:width="8.787cm" svg:height="15.247cm" svg:x="12.528cm" svg:y="5.036cm" svg:viewBox="0 0 8788 15248" draw:points="0,0 8788,0 8785,14490 7636,14510 6743,14577 6029,14679 5408,14804 4137,15063 3324,15172 2285,15248 1561,15184 1004,15122 1,14984">
          <text:p text:style-name="P5">MyType=”glideclient”</text:p>
          <text:p text:style-name="P5">Name=”reqX@client”</text:p>
          <text:p text:style-name="P5">ClientName=”client”</text:p>
          <text:p text:style-name="P5">ReqName=”reqX”</text:p>
          <text:p text:style-name="P5">ReqGlidein=”entry@factory”</text:p>
          <text:p text:style-name="P5">ReqIdleGlideins=nr</text:p>
          <text:p text:style-name="P5">ReqMaxRunningGlideins=nr</text:p>
          <text:p text:style-name="P5">GlideinParamWWW=”val1”</text:p>
          <text:p text:style-name="P5">...</text:p>
          <text:p text:style-name="P5">GlideinParamZZZ=”valY”</text:p>
          <text:p text:style-name="P5">GlideinMonitorNNN=”valN”</text:p>
          <text:p text:style-name="P5">...</text:p>
          <text:p text:style-name="P5">GlideinMonitorMMM=”valM”</text:p>
          <text:p text:style-name="P5"><text:span text:style-name="T3">ReqPubKeyID=”keyID”</text:span></text:p>
          <text:p text:style-name="P5"><text:span text:style-name="T3">ReqEncKeyCode=”encKey”</text:span></text:p>
          <text:p text:style-name="P5"><text:span text:style-name="T3">GlideinEncParamXXX=”val1”</text:span></text:p>
          <text:p text:style-name="P5"><text:span text:style-name="T3">...</text:span></text:p>
          <text:p text:style-name="P5"><text:span text:style-name="T3">GlideinEncParamYYY=”valY”</text:span></text:p>
        </draw:polygon>
        <draw:rect draw:style-name="gr7" draw:text-style-name="P2" draw:layer="layout" svg:width="8.798cm" svg:height="0.902cm" svg:x="12.523cm" svg:y="4.174cm">
          <text:p text:style-name="P1">Published classad</text:p>
        </draw:rect>
        <draw:custom-shape draw:style-name="gr5" draw:text-style-name="P4" draw:layer="layout" svg:width="8.796cm" svg:height="1.958cm" svg:x="3.225cm" svg:y="6.482cm">
          <text:p text:style-name="P1"><text:span text:style-name="T1">Target a specific Entry Point</text:span></text:p>
          <draw:enhanced-geometry svg:viewBox="0 0 21600 21600" draw:text-areas="3000 3320 17110 17330" draw:type="cloud-callout" draw:modifiers="22223.6671592588 24665.237366003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8.796cm" svg:height="1.958cm" svg:x="1.225cm" svg:y="8.582cm">
          <text:p text:style-name="P1"><text:span text:style-name="T1">Request <text:s/>a steady stream </text:span></text:p>
          <text:p text:style-name="P1"><text:span text:style-name="T1">of glideins starting</text:span></text:p>
          <draw:enhanced-geometry svg:viewBox="0 0 21600 21600" draw:text-areas="3000 3320 17110 17330" draw:type="cloud-callout" draw:modifiers="26965.0107991361 10871.66921898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6" draw:layer="layout" svg:width="5.981cm" svg:height="1.976cm" svg:x="5.618cm" svg:y="15.176cm">
          <text:p text:style-name="P5"><text:span text:style-name="T1">Monitoring data like:</text:span></text:p>
          <text:p text:style-name="P5"><text:span text:style-name="T1">Idle=”546”, Running=”222”</text:span></text:p>
          <draw:enhanced-geometry svg:viewBox="0 0 21600 21600" draw:text-areas="3000 3320 17110 17330" draw:type="cloud-callout" draw:modifiers="23961.4844533601 -7374.810318664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8.796cm" svg:height="1.609cm" svg:x="1.225cm" svg:y="10.782cm">
          <text:p text:style-name="P1"><text:span text:style-name="T1">But limit to only the needed amount</text:span></text:p>
          <draw:enhanced-geometry svg:viewBox="0 0 21600 21600" draw:text-areas="3000 3320 17110 17330" draw:type="cloud-callout" draw:modifiers="26852.0632033648 -6104.3478260869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5.091cm" svg:height="2.673cm" svg:x="22.335cm" svg:y="12.185cm">
          <text:p text:style-name="P1"><text:span text:style-name="T1">Factory Key ID</text:span></text:p>
          <text:p text:style-name="P1"><text:span text:style-name="T1"/></text:p>
          <text:p text:style-name="P1"><text:span text:style-name="T1">Must match the one </text:span></text:p>
          <text:p text:style-name="P1"><text:span text:style-name="T1">published by the factory </text:span></text:p>
          <draw:enhanced-geometry svg:viewBox="0 0 21600 21600" draw:text-areas="3000 3320 17110 17330" draw:type="cloud-callout" draw:modifiers="-3189.94501178319 27634.10620792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4.951cm" svg:height="1.609cm" svg:x="23.57cm" svg:y="14.963cm">
          <text:p text:style-name="P1"><text:span text:style-name="T1">Encrypted symmetric key</text:span></text:p>
          <draw:enhanced-geometry svg:viewBox="0 0 21600 21600" draw:text-areas="3000 3320 17110 17330" draw:type="cloud-callout" draw:modifiers="-8954.92730210016 21546.33540372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5.05cm" svg:height="1.895cm" svg:x="23.571cm" svg:y="16.964cm">
          <text:p text:style-name="P1"><text:span text:style-name="T1">Encrypted values to</text:span></text:p>
          <text:p text:style-name="P1"><text:span text:style-name="T1">Be used by the factory</text:span></text:p>
          <draw:enhanced-geometry svg:viewBox="0 0 21600 21600" draw:text-areas="3000 3320 17110 17330" draw:type="cloud-callout" draw:modifiers="-8642.5658285488 12896.20253164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9.464cm" fo:page-height="21.33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7$Build-9354</meta:generator>
    <meta:creation-date>2006-10-03T09:36:38</meta:creation-date>
    <dc:date>2008-11-19T10:54:56</dc:date>
    <dc:language>en-US</dc:language>
    <meta:editing-cycles>10</meta:editing-cycles>
    <meta:editing-duration>PT148H17M07S</meta:editing-duration>
    <meta:document-statistic meta:object-count="15"/>
    <meta:user-defined meta:name="Info 1"/>
    <meta:user-defined meta:name="Info 2"/>
    <meta:user-defined meta:name="Info 3"/>
    <meta:user-defined meta:name="Info 4"/>
  </office:meta>
</office:document-meta>
</file>